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92e" officeooo:paragraph-rsid="001ad92e"/>
    </style:style>
    <style:style style:name="P2" style:family="paragraph" style:parent-style-name="Standard">
      <style:text-properties officeooo:rsid="001ad92e" officeooo:paragraph-rsid="001bf0aa"/>
    </style:style>
    <style:style style:name="P3" style:family="paragraph" style:parent-style-name="Standard">
      <style:text-properties officeooo:rsid="001ad92e" officeooo:paragraph-rsid="001c8587"/>
    </style:style>
    <style:style style:name="P4" style:family="paragraph" style:parent-style-name="Standard">
      <style:text-properties officeooo:rsid="001ad92e" officeooo:paragraph-rsid="002d9cb5"/>
    </style:style>
    <style:style style:name="P5" style:family="paragraph" style:parent-style-name="Standard">
      <style:text-properties officeooo:rsid="001ad92e" officeooo:paragraph-rsid="002f6785"/>
    </style:style>
    <style:style style:name="P6" style:family="paragraph" style:parent-style-name="Standard">
      <style:text-properties officeooo:rsid="001c8587" officeooo:paragraph-rsid="00206e6c"/>
    </style:style>
    <style:style style:name="P7" style:family="paragraph" style:parent-style-name="Standard">
      <style:text-properties officeooo:rsid="001c8587" officeooo:paragraph-rsid="00240d45"/>
    </style:style>
    <style:style style:name="P8" style:family="paragraph" style:parent-style-name="Standard">
      <style:text-properties officeooo:rsid="001c8587" officeooo:paragraph-rsid="0024f6a4"/>
    </style:style>
    <style:style style:name="P9" style:family="paragraph" style:parent-style-name="Standard">
      <style:text-properties officeooo:rsid="001c8587" officeooo:paragraph-rsid="0025c810"/>
    </style:style>
    <style:style style:name="P10" style:family="paragraph" style:parent-style-name="Standard">
      <style:text-properties officeooo:rsid="001c8587" officeooo:paragraph-rsid="0027ee8e"/>
    </style:style>
    <style:style style:name="P11" style:family="paragraph" style:parent-style-name="Standard">
      <style:text-properties officeooo:rsid="001c8587" officeooo:paragraph-rsid="002d0a80"/>
    </style:style>
    <style:style style:name="P12" style:family="paragraph" style:parent-style-name="Standard">
      <style:text-properties fo:font-size="9pt" officeooo:rsid="001c8587" officeooo:paragraph-rsid="00206e6c" style:font-size-asian="9pt" style:font-size-complex="9pt"/>
    </style:style>
    <style:style style:name="P13" style:family="paragraph" style:parent-style-name="Standard">
      <style:text-properties fo:font-size="9pt" officeooo:rsid="001c8587" officeooo:paragraph-rsid="002c71d9" style:font-size-asian="9pt" style:font-size-complex="9pt"/>
    </style:style>
    <style:style style:name="P14" style:family="paragraph" style:parent-style-name="Standard">
      <style:text-properties officeooo:rsid="00216739" officeooo:paragraph-rsid="00216739"/>
    </style:style>
    <style:style style:name="P15" style:family="paragraph" style:parent-style-name="Standard">
      <style:text-properties officeooo:rsid="00240d45" officeooo:paragraph-rsid="00240d45"/>
    </style:style>
    <style:style style:name="P16" style:family="paragraph" style:parent-style-name="Standard">
      <style:text-properties officeooo:rsid="0024f6a4" officeooo:paragraph-rsid="0024f6a4"/>
    </style:style>
    <style:style style:name="P17" style:family="paragraph" style:parent-style-name="Standard">
      <style:text-properties officeooo:rsid="00270bfd" officeooo:paragraph-rsid="00270bfd"/>
    </style:style>
    <style:style style:name="P18" style:family="paragraph" style:parent-style-name="Standard">
      <style:text-properties officeooo:rsid="0027ee8e" officeooo:paragraph-rsid="0027ee8e"/>
    </style:style>
    <style:style style:name="P19" style:family="paragraph" style:parent-style-name="Standard">
      <style:text-properties officeooo:rsid="0028f98c" officeooo:paragraph-rsid="0028f98c"/>
    </style:style>
    <style:style style:name="P20" style:family="paragraph" style:parent-style-name="Standard">
      <style:text-properties officeooo:rsid="002b9077" officeooo:paragraph-rsid="002b9077"/>
    </style:style>
    <style:style style:name="P21" style:family="paragraph" style:parent-style-name="Standard">
      <style:text-properties officeooo:rsid="002c71d9" officeooo:paragraph-rsid="002c71d9"/>
    </style:style>
    <style:style style:name="P22" style:family="paragraph" style:parent-style-name="Standard">
      <style:text-properties officeooo:rsid="002ca8ad" officeooo:paragraph-rsid="002ca8ad"/>
    </style:style>
    <style:style style:name="P23" style:family="paragraph" style:parent-style-name="Standard">
      <style:text-properties officeooo:rsid="002d0a80" officeooo:paragraph-rsid="002d0a80"/>
    </style:style>
    <style:style style:name="P24" style:family="paragraph" style:parent-style-name="Standard">
      <style:text-properties officeooo:rsid="002d9cb5" officeooo:paragraph-rsid="002d9cb5"/>
    </style:style>
    <style:style style:name="P25" style:family="paragraph" style:parent-style-name="Standard">
      <style:text-properties officeooo:rsid="002f6785" officeooo:paragraph-rsid="002f6785"/>
    </style:style>
    <style:style style:name="P26" style:family="paragraph" style:parent-style-name="Footnote">
      <style:paragraph-properties fo:margin-left="0in" fo:margin-right="0in" fo:text-indent="0in" style:auto-text-indent="false"/>
      <style:text-properties fo:font-size="9pt" officeooo:rsid="00240d45" officeooo:paragraph-rsid="00240d45" style:font-size-asian="9pt" style:font-size-complex="9pt"/>
    </style:style>
    <style:style style:name="T1" style:family="text">
      <style:text-properties officeooo:rsid="001bf0aa"/>
    </style:style>
    <style:style style:name="T2" style:family="text">
      <style:text-properties officeooo:rsid="001c8587"/>
    </style:style>
    <style:style style:name="T3" style:family="text">
      <style:text-properties officeooo:rsid="001d8d20"/>
    </style:style>
    <style:style style:name="T4" style:family="text">
      <style:text-properties officeooo:rsid="001f1e7f"/>
    </style:style>
    <style:style style:name="T5" style:family="text">
      <style:text-properties officeooo:rsid="00206e6c"/>
    </style:style>
    <style:style style:name="T6" style:family="text">
      <style:text-properties officeooo:rsid="00216739"/>
    </style:style>
    <style:style style:name="T7" style:family="text">
      <style:text-properties officeooo:rsid="0021cbbb"/>
    </style:style>
    <style:style style:name="T8" style:family="text">
      <style:text-properties officeooo:rsid="00240d45"/>
    </style:style>
    <style:style style:name="T9" style:family="text">
      <style:text-properties officeooo:rsid="0024f6a4"/>
    </style:style>
    <style:style style:name="T10" style:family="text">
      <style:text-properties officeooo:rsid="0025c810"/>
    </style:style>
    <style:style style:name="T11" style:family="text">
      <style:text-properties officeooo:rsid="00270bfd"/>
    </style:style>
    <style:style style:name="T12" style:family="text">
      <style:text-properties officeooo:rsid="0027ee8e"/>
    </style:style>
    <style:style style:name="T13" style:family="text">
      <style:text-properties officeooo:rsid="0028f98c"/>
    </style:style>
    <style:style style:name="T14" style:family="text">
      <style:text-properties officeooo:rsid="002ca8ad"/>
    </style:style>
    <style:style style:name="T15" style:family="text">
      <style:text-properties officeooo:rsid="002d0a80"/>
    </style:style>
    <style:style style:name="T16" style:family="text">
      <style:text-properties officeooo:rsid="002d9cb5"/>
    </style:style>
    <style:style style:name="T17" style:family="text">
      <style:text-properties officeooo:rsid="002f67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Design Document</text:p>
      <text:p text:style-name="P1"></text:p>
      <text:p text:style-name="P1">## 1 Design Considerations</text:p>
      <text:p text:style-name="P1">Describe the issues that need to be addressed or resolved prior to or while completing the design, as well as issues that may influence the design process.</text:p>
      <text:p text:style-name="P1"></text:p>
      <text:p text:style-name="P1">### 1.1 Assumptions</text:p>
      <text:p text:style-name="P1">Describe any assumption, background, or dependencies of the software, its use, the operational environment, or significant project issues.</text:p>
      <text:p text:style-name="P1"></text:p>
      <text:p text:style-name="P1">### 1.2 Constraints</text:p>
      <text:p text:style-name="P1">Describe any constraints on the system that have a significant impact on the design of the system.</text:p>
      <text:p text:style-name="P1"></text:p>
      <text:p text:style-name="P1">### 1.3 System Environment</text:p>
      <text:p text:style-name="P1">Describe the hardware and software that the system must operate in and interact with.</text:p>
      <text:p text:style-name="P1"></text:p>
      <text:p text:style-name="P1">## 2 Architectural Design</text:p>
      <text:p text:style-name="P1">The architecture provides the high-level design view of a system and provides a basis for more detailed design work. These subsections describe the top-level components of the system you are building and their relationships.</text:p>
      <text:p text:style-name="P1"></text:p>
      <text:p text:style-name="P1">### 2.1 Overview</text:p>
      <text:p text:style-name="P1">This section provides a high level overview of the structural and functional decomposition of the system. The section should list the different components and concisely discuss the major responsibilities and roles such components must play.</text:p>
      <text:p text:style-name="P1"></text:p>
      <text:p text:style-name="P1">### 2.2 Rationale</text:p>
      <text:p text:style-name="P1">This section discusses why you are using the architecture you have chosen.</text:p>
      <text:p text:style-name="P1"></text:p>
      <text:p text:style-name="P1">### 2.3 Conceptual (or Logical) View</text:p>
      <text:p text:style-name="P1">This section should provide and describe a diagram that shows the various components and how they are connected. The conceptual view shows the logical/functional components of the system, where each component represents a cluster of related functionality.</text:p>
      <text:p text:style-name="P1"></text:p>
      <text:p text:style-name="P1">## 3 Low Level Design</text:p>
      <text:p text:style-name="P1">Describe the low-level design for each of the system components identified in the previous section. For your component, you should provide details in the following UML diagrams to show its internal structure.</text:p>
      <text:p text:style-name="P1"></text:p>
      <text:p text:style-name="P1">### 3.1 Class Diagram</text:p>
      <text:p text:style-name="P1">In the case of an OO design, the internal structure of a software component would typically be expressed as a UML class diagram that represents the static class structure for the component and their relationships (association, aggregation, generalization, etc.) Be sure to include a copy of your UML diagram.</text:p>
      <text:p text:style-name="P1"></text:p>
      <text:p text:style-name="P1"></text:p>
      <text:p text:style-name="P1">### 3.2 Sequence Diagram</text:p>
      <text:p text:style-name="P1">This diagram shows details of how and in which order objects within a component interact with one another.</text:p>
      <text:p text:style-name="P1"></text:p>
      <text:p text:style-name="P1">### 3.3 Component Diagram</text:p>
      <text:p text:style-name="P1">This diagram shows the other components your software product interacts with. For each external <text:soft-page-break/>component, you should list the interfaces that your software shares with it.</text:p>
      <text:p text:style-name="P1"></text:p>
      <text:p text:style-name="P1">If your system does not interact with any external components, you may skip this section.</text:p>
      <text:p text:style-name="P1"></text:p>
      <text:p text:style-name="P1">## 4 User Interface Design</text:p>
      <text:p text:style-name="P1">This section should provide the specific format/layout of the user interface of the system. Design Document</text:p>
      <text:p text:style-name="P1"/>
      <text:p text:style-name="P1">1. Design Consideration</text:p>
      <text:p text:style-name="P1"/>
      <text:p text:style-name="P1">1.1 Assumptions</text:p>
      <text:p text:style-name="P1"/>
      <text:p text:style-name="P1">Before the project is completed, questions and activities must be submitted in a CSV document for the application to <text:span text:style-name="T3">read and </text:span>use. <text:span text:style-name="T1">The CSV document must contain at least 10 questions and 50 different activities. While creating these documents there are some things that are assumed about the content: A question must have at least 2 no more than 6 answers. An activity must contain at least one category but has to distribute 5 threshold points to its categories – no more no less. There can be no negative value thresholds. <text:s/></text:span></text:p>
      <text:p text:style-name="P1"/>
      <text:p text:style-name="P2">1.2 Constraints</text:p>
      <text:p text:style-name="P2"/>
      <text:p text:style-name="P2"><text:span text:style-name="T8">1.2.1 Since multiple devices <text:s/>can use the application, during development, diligent consideration to the user interface must be considered.</text:span></text:p>
      <text:p text:style-name="P2"/>
      <text:p text:style-name="P15">1.2.2 <text:span text:style-name="T10">Due to the lack of experience from the developer, me. And due to the decision to keep the application self-contained off-line, u</text:span>pdating the the aggregation of suggestions can <text:span text:style-name="T9">result in too much overhead. This can be detrimental in scalability.</text:span></text:p>
      <text:p text:style-name="P15"/>
      <text:p text:style-name="P3">1.3 System Environmen<text:span text:style-name="T2">t</text:span></text:p>
      <text:p text:style-name="P3"/>
      <text:p text:style-name="P3"><text:span text:style-name="T1">The application that this project will implement is solely runnable on Android devices and should be compatible with Android APT 14 and higher. The application will store the data of the application on the users device, and should be completely runnable off-line </text:span></text:p>
      <text:p text:style-name="P3"/>
      <text:p text:style-name="P3">2 Architectural Design</text:p>
      <text:p text:style-name="P3"/>
      <text:p text:style-name="P3">2.1 Overview<text:note text:id="ftn1" text:note-class="footnote"><text:note-citation text:label="*">*</text:note-citation><text:note-body><text:p text:style-name="P26"><text:s/><text:span text:style-name="T15">Within the overview, c</text:span>lasses that will be used in the system will have their first letter in each word capitalized. </text:p></text:note-body></text:note></text:p>
      <text:p text:style-name="P3"/>
      <text:p text:style-name="P6"><text:span text:style-name="T5">2.1.1 The application runs through the Android Activity class in a normal fashion. The Activity class controls the state of the application from its creation to its termination.</text:span></text:p>
      <text:p text:style-name="P6"/>
      <text:p text:style-name="P14">2.1.2.<text:span text:style-name="T10">1</text:span> <text:span text:style-name="T9">The application will load the previous state of the application (if there is one) from when it was last used through a Bundle during the onCreate stage. The Cache should be uploaded as well. <text:s/>The 'main menu' ViewGroup well be set to the canvas.</text:span></text:p>
      <text:p text:style-name="P6"><text:s/></text:p>
      <text:p text:style-name="P6"><text:span text:style-name="T5">2.1.3 Once the Activity class is on the OnResume method, t</text:span>he user simply clicks the '<text:span text:style-name="T6">B</text:span>egin' or '<text:span text:style-name="T6">S</text:span>tart <text:span text:style-name="T11">O</text:span>ver' <text:span text:style-name="T7">view </text:span>button to begin answering questions. <text:span text:style-name="T6">Or the user may hit the 'Resume' button to continue the previously started state. </text:span></text:p>
      <text:p text:style-name="P6"/>
      <text:p text:style-name="P6"><text:span text:style-name="T5">2.1.4 The </text:span>current state <text:span text:style-name="T4">of the application will be encapsulated by a Request class</text:span>. <text:span text:style-name="T4">When the user </text:span><text:soft-page-break/><text:span text:style-name="T4">starts a new Request for a list of Suggestion(s),</text:span><text:span text:style-name="T4"><text:note text:id="ftn0" text:note-class="footnote"><text:note-citation>1</text:note-citation><text:note-body><text:p text:style-name="P12"><text:span text:style-name="T4"><text:s/>The Suggestion class refers to the activities that the application will suggest to the user, the word 'activity' is not used to avoid confusion with the Android Activity class</text:span></text:p></text:note-body></text:note></text:span><text:span text:style-name="T4">the Request class will reset the current state. The Request class will control the state of the application.</text:span></text:p>
      <text:p text:style-name="P6"/>
      <text:p text:style-name="P17">2.1.4.1 If the 'Begin' or 'Start Over' button are selected, the Request class needs to repopulate its questions list and suggestions set via two CSV files <text:span text:style-name="T12">( questions, suggestions) </text:span>.</text:p>
      <text:p text:style-name="P17"/>
      <text:p text:style-name="P18">2.1.5 The Request Class</text:p>
      <text:p text:style-name="P18"/>
      <text:p text:style-name="P18"><text:tab/>2.1.5.1 The Request class controls the state of the user's request for a suggestion.</text:p>
      <text:p text:style-name="P18"/>
      <text:p text:style-name="P6"><text:span text:style-name="T12"><text:tab/>2.1.5.2 There can only be one Request at a time. (should be implemented as a Singleton)</text:span></text:p>
      <text:p text:style-name="P6"/>
      <text:p text:style-name="P10"><text:span text:style-name="T12"><text:tab/>2.1.5.3 The Request class contains as attributes its Questions list, a map that takes all distinct <text:tab/><text:tab/>categories as keys and maps a list of Suggestions that contains the key <text:s/>attribute, and <text:tab/><text:tab/>a list of Suggestions that have reached its threshold. </text:span></text:p>
      <text:p text:style-name="P10"><text:span text:style-name="T12"><text:s/></text:span></text:p>
      <text:p text:style-name="P18">2.1.6 The Suggestion Class</text:p>
      <text:p text:style-name="P18"><text:tab/></text:p>
      <text:p text:style-name="P18"><text:tab/>2.1.6.1 The Suggestion class is a representation of a potential suggested activity to give to <text:tab/><text:tab/>the user.</text:p>
      <text:p text:style-name="P18"/>
      <text:p text:style-name="P18"><text:tab/>2.1.6.2 The <text:span text:style-name="T13">S</text:span>uggestion class has as attributes, a <text:span text:style-name="T13">hash map of attributes as keys that maps to a <text:tab/><text:tab/>discrete threshold, and its text, a boolean value to represent if all thresholds have <text:tab/><text:tab/>been met, and a unique ID that will be used by the cache. </text:span></text:p>
      <text:p text:style-name="P18"/>
      <text:p text:style-name="P11"><text:span text:style-name="T6">2.1.7 The Request class will give the user questions one at a time. </text:span><text:s/><text:span text:style-name="T4">Questions and Answers <text:s/>are <text:tab/>displayed in the user interface via a QuestionViewGroup. The Request class will remove the <text:tab/>question from the list so it is not repeated.</text:span></text:p>
      <text:p text:style-name="P7"/>
      <text:p text:style-name="P16">2.1.<text:span text:style-name="T13">7.1</text:span> The QuestionViewGroup <text:s/><text:span text:style-name="T13">class </text:span>will consist of the Question's text and an <text:tab/>AnswerViewGroup.</text:p>
      <text:p text:style-name="P16"/>
      <text:p text:style-name="P16">2.1.<text:span text:style-name="T13">7.2</text:span> The AnswerViewGroup will consist of each Answer's text and a touchable point to select the answer.</text:p>
      <text:p text:style-name="P7"/>
      <text:p text:style-name="P19">2.1.8 The Question class</text:p>
      <text:p text:style-name="P19"/>
      <text:p text:style-name="P19"><text:tab/>2.1.8.1 The Question class is a representation of the questions that will be asked to the user.</text:p>
      <text:p text:style-name="P19"/>
      <text:p text:style-name="P19"><text:tab/>2.1.8.2 The Question class will contain its text, and its answers.</text:p>
      <text:p text:style-name="P19"/>
      <text:p text:style-name="P19"/>
      <text:p text:style-name="P19">2.1.9 The Answer class</text:p>
      <text:p text:style-name="P19"/>
      <text:p text:style-name="P19"><text:tab/>2.1.9.1 The answer class is a representation of a single answer to a question.</text:p>
      <text:p text:style-name="P8"/>
      <text:p text:style-name="P20"><text:tab/>2.1.9.2 The answer class contains as attributes its categories and its text.</text:p>
      <text:p text:style-name="P8"/>
      <text:p text:style-name="P8"><text:span text:style-name="T8">2.1.6 <text:s/>When an Answer is</text:span> <text:span text:style-name="T4">selected by the user</text:span>, the <text:span text:style-name="T4">A</text:span>nswer <text:span text:style-name="T9">will be sent to the Request class.</text:span></text:p>
      <text:p text:style-name="P8"/>
      <text:p text:style-name="P9"><text:soft-page-break/></text:p>
      <text:p text:style-name="P9"><text:span text:style-name="T10">2.1.7 The Request class will extract the categories and threshold values from the Answer and update each suggestion from the Suggestion map that pertain to the categories</text:span><text:span text:style-name="T10"><text:note text:id="ftn2" text:note-class="footnote"><text:note-citation>2</text:note-citation><text:note-body><text:p text:style-name="P13"><text:span text:style-name="T9"><text:s/>A distinct Suggestion will only contain a few attributes, so not all Suggestions in the map need to be updated.</text:span></text:p></text:note-body></text:note></text:span><text:span text:style-name="T10"> of the given answer.</text:span></text:p>
      <text:p text:style-name="P21"/>
      <text:p text:style-name="P21">2.1.7.1 When a Suggestion is updated and its threshold has not been met, it needs to be checked to see if by updating, it has met its threshold.</text:p>
      <text:p text:style-name="P21"/>
      <text:p text:style-name="P21">2.1.7.1.1 If the suggestion does reach its threshold. <text:span text:style-name="T14">It must check against the cache to see if it is already in it. If it is not in the cache,</text:span> it can be removed from the list within the map and be put in the Request's reachedThreshold list.</text:p>
      <text:p text:style-name="P21"/>
      <text:p text:style-name="P22">2.1.7.2 Once the Request has finished iterating through the suggestions, it checks to see if its reachedThreshold list has at least 3 suggestions.</text:p>
      <text:p text:style-name="P22"/>
      <text:p text:style-name="P22">2.1.7.2.1 If it has reached 3 suggestions, then the user is given the GiveSuggestionView which displays three suggestions <text:span text:style-name="T15">randomly selected from the reachedThreshold list </text:span>that the user can select. <text:span text:style-name="T15">The user should select one so it can be cached.</text:span></text:p>
      <text:p text:style-name="P22"/>
      <text:p text:style-name="P23">2.1.8 The Cache class</text:p>
      <text:p text:style-name="P23"/>
      <text:p text:style-name="P23"><text:tab/>2.1.8.1 The Cache class represents the data that the application stores onto the users device. <text:tab/><text:tab/>The data pertains to the previously selected Suggestions. This is to prevent giving the <text:tab/><text:tab/>user the same suggestions that was recently given.</text:p>
      <text:p text:style-name="P23"/>
      <text:p text:style-name="P23">2.1.9 If the minimum amount of Suggestions is not in the reachedThreshold list, then the Request class will randomly select a new question to be asked.</text:p>
      <text:p text:style-name="P23"/>
      <text:p text:style-name="P4">2.2 Rationale</text:p>
      <text:p text:style-name="P4"/>
      <text:p text:style-name="P24">The architecture of the application <text:span text:style-name="T17">will</text:span> not rely on <text:span text:style-name="T17">any </text:span>heavy cloud computation. This decision has been made in order to have easy, quick access to the application. Due to the nature of boredom, the application should not expect a reliable <text:span text:style-name="T17">Internet</text:span> connection to use the application. Simply put, if someone is bored , it could be due to the fact that they don't have any <text:span text:style-name="T17">Internet</text:span> access in the first place. </text:p>
      <text:p text:style-name="P24"/>
      <text:p text:style-name="P25">The application will instead use an event driven-based architectural structure to process the data of the system. <text:span text:style-name="T16">The Request class is used as the main processing element of the application. Therefor, it acts as the intersection between all elements. This decision to use a single main processing element seemed appropriate because the system is not too complicated in interactions. </text:span></text:p>
      <text:p text:style-name="P25"/>
      <text:p text:style-name="P5">2.3 Conceptual (or Logical) Vie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4:01:31.068980595</meta:creation-date>
    <dc:date>2014-08-29T00:19:09.695286138</dc:date>
    <meta:editing-duration>P1DT9H16M2S</meta:editing-duration>
    <meta:editing-cycles>6</meta:editing-cycles>
    <meta:generator>LibreOffice/4.2.4.2$Linux_X86_64 LibreOffice_project/420m0$Build-2</meta:generator>
    <meta:document-statistic meta:table-count="0" meta:image-count="0" meta:object-count="0" meta:page-count="4" meta:paragraph-count="93" meta:word-count="1529" meta:character-count="9344" meta:non-whitespace-character-count="7795"/>
  </office:meta>
</office:document-meta>
</file>